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8"/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9861111111111cm" style:use-optimal-column-width="true"/>
    </style:style>
    <style:style style:name="co3" style:family="table-column">
      <style:table-column-properties fo:break-before="auto" style:column-width="0.98777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33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1638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1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2">
            <text:p><text:s/>11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2">
            <text:p><text:s text:c="2"/>1/3<text:s/>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2">
            <text:p><text:s/>13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2OUT = d12 OR C12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2">
            <text:p><text:s text:c="2"/>7/18</text:p>
          </table:table-cell>
          <table:table-cell table:number-columns-repeated="6" table:style-name="ce1"/>
          <table:table-cell office:value-type="string" table:style-name="ce1">
            <text:p>d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out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2">
            <text:p><text:s text:c="2"/>5/12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1OUT = d11 OR C11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2">
            <text:p><text:s text:c="2"/>4/9<text:s/>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2">
            <text:p><text:s text:c="2"/>1/6<text:s/>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2">
            <text:p><text:s text:c="2"/>5/3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2">
            <text:p><text:s text:c="2"/>1/9<text:s/>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9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2">
            <text:p><text:s text:c="2"/>1/12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4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2">
            <text:p><text:s text:c="2"/>1/18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2">
            <text:p><text:s text:c="2"/>1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8OUT = d8 OR C8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3"/>
          <table:table-cell office:value-type="string" table:style-name="ce3">
            <text:p>C7OUT = d7 OR C7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0" table:style-name="ce1"/>
          <table:table-cell office:value-type="string" table:style-name="ce5">
            <text:p>INCORRECT !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20"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6"/>
          <table:table-cell office:value-type="string" table:style-name="ce6">
            <text:p>card 1</text:p>
          </table:table-cell>
          <table:table-cell table:style-name="ce6"/>
          <table:table-cell office:value-type="string" table:style-name="ce6">
            <text:p>d1</text:p>
          </table:table-cell>
          <table:table-cell office:value-type="string" table:style-name="ce6">
            <text:p>d7</text:p>
          </table:table-cell>
          <table:table-cell office:value-type="string" table:style-name="ce6">
            <text:p>d8</text:p>
          </table:table-cell>
          <table:table-cell office:value-type="string" table:style-name="ce6">
            <text:p>d9</text:p>
          </table:table-cell>
          <table:table-cell office:value-type="string" table:style-name="ce6">
            <text:p>d10</text:p>
          </table:table-cell>
          <table:table-cell office:value-type="string" table:style-name="ce6">
            <text:p>d11</text:p>
          </table:table-cell>
          <table:table-cell office:value-type="string" table:style-name="ce6">
            <text:p>d12</text:p>
          </table:table-cell>
          <table:table-cell office:value-type="string" table:style-name="ce6">
            <text:p>C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C8</text:p>
          </table:table-cell>
          <table:table-cell office:value-type="string" table:style-name="ce6">
            <text:p>C9</text:p>
          </table:table-cell>
          <table:table-cell office:value-type="string" table:style-name="ce6">
            <text:p>C10</text:p>
          </table:table-cell>
          <table:table-cell office:value-type="string" table:style-name="ce6">
            <text:p>C11</text:p>
          </table:table-cell>
          <table:table-cell office:value-type="string" table:style-name="ce6">
            <text:p>C12</text:p>
          </table:table-cell>
          <table:table-cell table:style-name="ce6"/>
          <table:table-cell office:value-type="string" table:style-name="ce6">
            <text:p>C1OUT</text:p>
          </table:table-cell>
          <table:table-cell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1</text:p>
          </table:table-cell>
          <table:table-cell table:style-name="ce6"/>
          <table:table-cell office:value-type="string" table:style-name="ce6">
            <text:p>Z2</text:p>
          </table:table-cell>
          <table:table-cell table:style-name="ce6"/>
          <table:table-cell office:value-type="string" table:style-name="ce6">
            <text:p>Z3</text:p>
          </table:table-cell>
          <table:table-cell table:style-name="ce6"/>
          <table:table-cell office:value-type="string" table:style-name="ce6">
            <text:p>Z4</text:p>
          </table:table-cell>
          <table:table-cell table:style-name="ce6"/>
          <table:table-cell office:value-type="string" table:style-name="ce6">
            <text:p>Z5</text:p>
          </table:table-cell>
          <table:table-cell table:style-name="ce6"/>
          <table:table-cell office:value-type="string" table:style-name="ce6">
            <text:p>Z5</text:p>
          </table:table-cell>
          <table:table-cell table:number-columns-repeated="5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d1 AND !C1</text:p>
          </table:table-cell>
          <table:table-cell office:value-type="string" table:style-name="ce6">
            <text:p>d7 AND (!C7)</text:p>
          </table:table-cell>
          <table:table-cell table:style-name="ce6"/>
          <table:table-cell office:value-type="string" table:style-name="ce6">
            <text:p>d8 AND (!C8)</text:p>
          </table:table-cell>
          <table:table-cell table:style-name="ce6"/>
          <table:table-cell office:value-type="string" table:style-name="ce6">
            <text:p>d9 AND (!C9)</text:p>
          </table:table-cell>
          <table:table-cell table:style-name="ce6"/>
          <table:table-cell office:value-type="string" table:style-name="ce6">
            <text:p>d10 AND (!C10)</text:p>
          </table:table-cell>
          <table:table-cell table:style-name="ce6"/>
          <table:table-cell office:value-type="string" table:style-name="ce6">
            <text:p>d11 AND (!C11)</text:p>
          </table:table-cell>
          <table:table-cell table:style-name="ce6"/>
          <table:table-cell office:value-type="string" table:style-name="ce6">
            <text:p>d12 AND (!C12)</text:p>
          </table:table-cell>
          <table:table-cell table:style-name="ce6"/>
          <table:table-cell office:value-type="string" table:style-name="ce6">
            <text:p>C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Z =<text:s/></text:p>
          </table:table-cell>
          <table:table-cell office:value-type="string" table:style-name="ce6">
            <text:p>Z1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2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3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4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5</text:p>
          </table:table-cell>
          <table:table-cell table:number-columns-repeated="6"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C1 = (d1 AND !C1) AND (!ZZ)</text:p>
          </table:table-cell>
          <table:table-cell table:number-columns-repeated="16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style-name="ce6"/>
          <table:table-cell office:value-type="string" table:style-name="ce6">
            <text:p>C1OUT = (d1 AND !C1) AND !( (d7 AND !C7) or <text:s/>(d8 AND !C8) or (d9 AND !C9) or (d10 AND !C10) or (d11 AND !C11) or (d12 AND !C12)) <text:s/>OR C1</text:p>
          </table:table-cell>
          <table:table-cell table:number-columns-repeated="18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string" table:style-name="ce6">
            <text:p>c1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should 7 thru 12 be flipped</text:p>
          </table:table-cell>
          <table:table-cell table:number-columns-repeated="2" table:style-name="ce6"/>
          <table:table-cell office:value-type="string" table:style-name="ce6">
            <text:p>c1 out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16373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:c12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number-rows-repeated="1048442" table:style-name="ro3">
          <table:table-cell table:number-columns-repeated="16384"/>
        </table:table-row>
      </table:table>
      <table:table table:name="c1o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alculating boolen logic of c1 ou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 simplify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1 only changes state if the following are NOT tru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7:12</text:p>
          </table:table-cell>
          <table:table-cell office:value-type="string" table:style-name="ce1">
            <text:p>c7:c12</text:p>
          </table:table-cell>
          <table:table-cell office:value-type="string" table:style-name="ce1">
            <text:p>c7:c12 out</text:p>
          </table:table-cell>
          <table:table-cell table:number-columns-repeated="9" table:style-name="ce1"/>
          <table:table-cell office:value-type="string" table:style-name="ce1">
            <text:p>d7:d12</text:p>
          </table:table-cell>
          <table:table-cell office:value-type="string" table:style-name="ce1">
            <text:p>!c7:12</text:p>
          </table:table-cell>
          <table:table-cell office:value-type="string" table:style-name="ce1">
            <text:p>c7:c12 out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g.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d7and(!c7)</text:p>
          </table:table-cell>
          <table:table-cell office:value-type="string" table:style-name="ce1">
            <text:p>equa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n cannot play c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result needs to be and'ed with these rules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chec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ote , this statement is only required for d6 !!! D1 cannot have d12 as a simulatanueous option !</text:p>
          </table:table-cell>
          <table:table-cell table:number-columns-repeated="13" table:style-name="ce1"/>
          <table:table-cell office:value-type="string" table:style-name="ce1">
            <text:p>should I flipp c1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(scenario to flip c1) and !((d7and(!c7)) or (d8and(!c8)) or (d9and(!c9)) or (d10and(!c10)) or (d11and(!c11)) or (d12and(!c12)))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enario to flip c1 and (!(d7and(!c7))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 out =<text:s/></text:p>
          </table:table-cell>
          <table:table-cell office:value-type="string" table:style-name="ce1">
            <text:p>c1 or ((c1)or(d1) and (!(d7 and (!c7))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d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1 out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40" table:style-name="ro1">
          <table:table-cell table:number-columns-repeated="16384"/>
        </table:table-row>
      </table:table>
      <table:table table:name="c6_out" table:style-name="ta3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6 out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3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4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5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5</text:p>
          </table:table-cell>
          <table:table-cell table:style-name="ce1"/>
          <table:table-cell office:value-type="string" table:style-name="ce1">
            <text:p>!or</text:p>
          </table:table-cell>
          <table:table-cell table:style-name="ce1"/>
          <table:table-cell office:value-type="string" table:style-name="ce1">
            <text:p>c6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7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7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1">
            <text:p><text:s/></text:p>
          </table:table-cell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8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8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9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9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0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1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2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c2_out" table:style-name="ta3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die</dc:creator>
    <meta:creation-date>2019-02-15T14:50:42Z</meta:creation-date>
    <dc:date>2019-02-18T00:09:22Z</dc:date>
  </office:meta>
</office:document-meta>
</file>